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5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505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9cm"/>
    </style:style>
    <style:style style:name="P1" style:family="paragraph">
      <style:text-properties fo:font-size="42.7000007629395pt"/>
    </style:style>
    <style:style style:name="P2" style:family="paragraph">
      <loext:graphic-properties draw:fill-color="#ffffff"/>
      <style:text-properties fo:font-size="42.7000007629395pt"/>
    </style:style>
    <style:style style:name="P3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5cm" svg:x="1.4cm" svg:y="0.837cm" presentation:class="title">
          <draw:text-box>
            <text:p>First Lecture</text:p>
          </draw:text-box>
        </draw:frame>
        <draw:frame presentation:style-name="pr2" draw:text-style-name="P2" draw:layer="layout" svg:width="25.199cm" svg:height="12.179cm" svg:x="1.4cm" svg:y="4.913cm" presentation:class="subtitle">
          <draw:text-box>
            <text:p text:style-name="P1">Go Frendi Gunawan,</text:p>
            <text:p text:style-name="P1"><text:span text:style-name="T1">Lecturer at STIKI,</text:span></text:p>
            <text:p text:style-name="P1"><text:span text:style-name="T1">Backend Engineer at Kata.ai</text:span></text:p>
            <text:p text:style-name="P1"><text:span text:style-name="T1">Crew at Facebook Developer Circle Mala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5cm" svg:x="1.4cm" svg:y="0.837cm" presentation:class="title">
          <draw:text-box>
            <text:p>My Goal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3">
              <text:list-item>
                <text:p>Continuous Learning</text:p>
              </text:list-item>
              <text:list-item>
                <text:p>Task Automation</text:p>
              </text:list-item>
              <text:list-item>
                <text:p>Closing the gap between industry &amp; academic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draw:frame presentation:style-name="pr5" draw:layer="layout" svg:width="25.199cm" svg:height="3.505cm" svg:x="1.4cm" svg:y="7.137cm" presentation:class="title" presentation:user-transformed="true">
          <draw:text-box>
            <text:p>Your goal?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5cm" svg:x="1.4cm" svg:y="0.837cm" presentation:class="title">
          <draw:text-box>
            <text:p>Tips &amp; Trick</text:p>
          </draw:text-box>
        </draw:frame>
        <draw:frame presentation:style-name="pr7" draw:layer="layout" svg:width="25.199cm" svg:height="12.179cm" svg:x="1.4cm" svg:y="4.913cm" presentation:class="outline">
          <draw:text-box>
            <text:list text:style-name="L3">
              <text:list-item>
                <text:p>Set your goal</text:p>
              </text:list-item>
              <text:list-item>
                <text:p>Choose the right community</text:p>
              </text:list-item>
              <text:list-item>
                <text:p>English !!!</text:p>
              </text:list-item>
              <text:list-item>
                <text:p>Google, Wikipedia, StackOverflow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presentation:style-name="pr5" draw:layer="layout" svg:width="25.199cm" svg:height="3.505cm" svg:x="1.4cm" svg:y="7.137cm" presentation:class="title" presentation:user-transformed="true">
          <draw:text-box>
            <text:p>Syllabus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presentation:style-name="pr5" draw:layer="layout" svg:width="25.199cm" svg:height="3.574cm" svg:x="1.4cm" svg:y="7.101cm" presentation:class="title" presentation:user-transformed="true">
          <draw:text-box>
            <text:p>Score<text:line-break/><text:span text:style-name="T2">0.2 assignment + 0.3 midtest + 0.5 final project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5T07:41:49.827583136</meta:creation-date>
    <dc:date>2019-02-25T08:03:35.121355817</dc:date>
    <meta:editing-duration>PT11M34S</meta:editing-duration>
    <meta:editing-cycles>3</meta:editing-cycles>
    <meta:generator>LibreOffice/6.2.0.3$Linux_X86_64 LibreOffice_project/20$Build-3</meta:generator>
    <meta:document-statistic meta:object-count="42"/>
  </office:meta>
</office:document-meta>
</file>